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style:font-name="Arial Black" fo:font-size="54pt" style:font-size-asian="54pt" style:font-size-complex="54pt"/>
    </style:style>
    <style:style style:name="P2" style:family="paragraph">
      <style:paragraph-properties fo:margin-left="0cm" fo:margin-right="0cm" fo:text-indent="0cm"/>
      <style:text-properties fo:color="#ffffff" style:font-name="Arial Black" fo:font-size="54pt" fo:font-weight="bold" style:font-size-asian="54pt" style:font-size-complex="54pt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cm" fo:margin-right="0cm" fo:text-indent="0cm"/>
      <style:text-properties style:font-name="Arial Black1" fo:font-size="54pt" style:font-size-asian="54pt" style:font-size-complex="54pt"/>
    </style:style>
    <style:style style:name="P5" style:family="paragraph">
      <style:paragraph-properties fo:margin-left="0cm" fo:margin-right="0cm" fo:text-indent="0cm"/>
      <style:text-properties fo:color="#ffffff" style:font-name="Arial Black1" fo:font-size="54pt" fo:font-weight="bold" style:font-size-asian="54pt" style:font-size-complex="54pt"/>
    </style:style>
    <style:style style:name="P6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style:font-name="Arial Black" fo:font-size="54pt" fo:font-weight="bold" style:font-size-asian="54pt" style:font-size-complex="54pt"/>
    </style:style>
    <style:style style:name="T2" style:family="text">
      <style:text-properties fo:color="#ffffff" style:font-name="Arial Black1" fo:font-size="54pt" fo:font-weight="bold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1. O Panie,</text:span><text:span text:style-name="T1"><text:line-break/></text:span><text:span text:style-name="T1">Ty nam dajesz</text:span><text:span text:style-name="T1"><text:line-break/></text:span><text:span text:style-name="T1">Ciało Swe i Krew /x2</text:span><text:span text:style-name="T1"><text:line-break/></text:span><text:span text:style-name="T1">Do Ciebie więc</text:span><text:span text:style-name="T1"><text:line-break/></text:span><text:span text:style-name="T1">idziemy wciąż,</text:span><text:span text:style-name="T1"><text:line-break/></text:span><text:span text:style-name="T1">radosną nucąc pieśń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-0.001cm" svg:y="-0.001cm" presentation:class="title" presentation:user-transformed="true">
          <draw:text-box>
            <text:p text:style-name="P4"><text:span text:style-name="T2">Ty jesteś Bogiem wiernym,</text:span><text:span text:style-name="T2"><text:line-break/></text:span><text:span text:style-name="T2">na wieczny czas.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-0.001cm" svg:y="-0.001cm" presentation:class="title" presentation:user-transformed="true">
          <draw:text-box>
            <text:p text:style-name="P4"><text:span text:style-name="T2">2. Przez dar</text:span><text:span text:style-name="T2"><text:line-break/></text:span><text:span text:style-name="T2">Twojego Chleba,</text:span><text:span text:style-name="T2"><text:line-break/></text:span><text:span text:style-name="T2">dobry Boże nasz. /x2</text:span><text:span text:style-name="T2"><text:line-break/></text:span><text:span text:style-name="T2">Rodzinę bratnią</text:span><text:span text:style-name="T2"><text:line-break/></text:span><text:span text:style-name="T2">czynisz z nas,</text:span><text:span text:style-name="T2"><text:line-break/></text:span><text:span text:style-name="T2">miłować uczysz na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-0.001cm" svg:y="-0.001cm" presentation:class="title" presentation:user-transformed="true">
          <draw:text-box>
            <text:p text:style-name="P4"><text:span text:style-name="T2">Ty jesteś Bogiem wiernym,</text:span><text:span text:style-name="T2"><text:line-break/></text:span><text:span text:style-name="T2">na wieczny czas.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0cm" svg:y="0cm" presentation:class="title" presentation:user-transformed="true">
          <draw:text-box>
            <text:p text:style-name="P4"><text:span text:style-name="T2">3. To Twoje miłowanie</text:span><text:span text:style-name="T2"><text:line-break/></text:span><text:span text:style-name="T2">dało wolność nam. /x2</text:span><text:span text:style-name="T2"><text:line-break/></text:span><text:span text:style-name="T2">Chwalimy Święte</text:span><text:span text:style-name="T2"><text:line-break/></text:span><text:span text:style-name="T2">Imię Boga,</text:span><text:span text:style-name="T2"><text:line-break/></text:span><text:span text:style-name="T2">jak uczyłeś na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-0.001cm" svg:y="-0.001cm" presentation:class="title" presentation:user-transformed="true">
          <draw:text-box>
            <text:p text:style-name="P4"><text:span text:style-name="T2">Ty jesteś Bogiem wiernym,</text:span><text:span text:style-name="T2"><text:line-break/></text:span><text:span text:style-name="T2">na wieczny czas.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.473cm" svg:x="-0.001cm" svg:y="-0.237cm" presentation:class="title" presentation:user-transformed="true">
          <draw:text-box>
            <text:p text:style-name="P4"><text:span text:style-name="T2">4. Tyś nam</text:span><text:span text:style-name="T2"><text:line-break/></text:span><text:span text:style-name="T2">wyznaczył drogę,</text:span><text:span text:style-name="T2"><text:line-break/></text:span><text:span text:style-name="T2">wiodącą na Twój</text:span><text:span text:style-name="T2"><text:line-break/></text:span><text:span text:style-name="T2">szlak. /x2</text:span><text:span text:style-name="T2"><text:line-break/></text:span><text:span text:style-name="T2">Idziemy więc,</text:span><text:span text:style-name="T2"><text:line-break/></text:span><text:span text:style-name="T2">by radość nieść</text:span><text:span text:style-name="T2"><text:line-break/></text:span><text:span text:style-name="T2">tam, gdzie jej</text:span><text:span text:style-name="T2"><text:line-break/></text:span><text:span text:style-name="T2">światu brak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-0.001cm" svg:y="-0.001cm" presentation:class="title" presentation:user-transformed="true">
          <draw:text-box>
            <text:p text:style-name="P4"><text:span text:style-name="T2">Ty jesteś Bogiem wiernym,</text:span><text:span text:style-name="T2"><text:line-break/></text:span><text:span text:style-name="T2">na wieczny czas.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rial Unicode MS" style:font-size-asian="24pt" style:language-asian="none" style:country-asian="none" style:font-name-complex="Tahoma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6-06-06T17:06:25</meta:creation-date>
    <dc:date>2015-02-03T08:44:45.327000000</dc:date>
    <dc:language>pl-PL</dc:language>
    <meta:editing-cycles>17</meta:editing-cycles>
    <meta:editing-duration>PT9M25S</meta:editing-duration>
    <meta:document-statistic meta:object-count="45"/>
    <meta:user-defined meta:name="Info 1"/>
    <meta:user-defined meta:name="Info 2"/>
    <meta:user-defined meta:name="Info 3"/>
    <meta:user-defined meta:name="Info 4"/>
  </office:meta>
</office:document-meta>
</file>